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C0000004770231DD181F5A76A.png" manifest:media-type="image/png"/>
  <manifest:file-entry manifest:full-path="Pictures/10000000000001BC0000016C3D823D9C898D3B9C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000000000240000002039C582BE958D19A6.png" manifest:media-type="image/png"/>
  <manifest:file-entry manifest:full-path="Pictures/1000000000000193000000AA32E5077D000DA840.png" manifest:media-type="image/png"/>
  <manifest:file-entry manifest:full-path="Pictures/1000000000000203000001DC7A71418E3B62BED4.jpg" manifest:media-type="image/jpeg"/>
  <manifest:file-entry manifest:full-path="Pictures/100002010000060F000004AEB41E2889BC1CBEEC.png" manifest:media-type="image/png"/>
  <manifest:file-entry manifest:full-path="Pictures/10000000000001D90000012583809F9942BC3B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32E5077D000DA840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0</text:span><text:span text:style-name="T7">: Buses y númer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Junio-10</text:span></text:p>
          </draw:text-box>
        </draw:frame>
        <draw:frame draw:style-name="gr1" draw:text-style-name="P1" draw:layer="layout" svg:width="12.514cm" svg:height="7.751cm" svg:x="1.964cm" svg:y="5.334cm">
          <draw:image xlink:href="Pictures/10000000000001D90000012583809F9942BC3B36.png" xlink:type="simple" xlink:show="embed" xlink:actuate="onLoad">
            <text:p/>
          </draw:image>
        </draw:frame>
        <draw:frame draw:style-name="gr1" draw:text-style-name="P1" draw:layer="layout" svg:width="11.747cm" svg:height="9.63cm" svg:x="15.458cm" svg:y="4.826cm">
          <draw:image xlink:href="Pictures/10000000000001BC0000016C3D823D9C898D3B9C.png" xlink:type="simple" xlink:show="embed" xlink:actuate="onLoad">
            <text:p/>
          </draw:image>
        </draw:frame>
        <draw:frame draw:style-name="gr7" draw:text-style-name="P11" draw:layer="layout" svg:width="3.703cm" svg:height="1.878cm" svg:x="16.871cm" svg:y="11.838cm">
          <draw:image xlink:href="Pictures/100000000000008C0000004770231DD181F5A76A.png" xlink:type="simple" xlink:show="embed" xlink:actuate="onLoad">
            <text:p/>
          </draw:image>
        </draw:frame>
        <draw:frame draw:style-name="gr7" draw:text-style-name="P11" draw:layer="layout" svg:width="0.952cm" svg:height="0.846cm" svg:x="20.574cm" svg:y="11.938cm">
          <draw:image xlink:href="Pictures/10000000000000240000002039C582BE958D19A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6-10T16:51:44.480357074</dc:date>
    <meta:editing-duration>P7DT22H5S</meta:editing-duration>
    <meta:editing-cycles>510</meta:editing-cycles>
    <meta:generator>LibreOffice/5.1.6.2$Linux_X86_64 LibreOffice_project/10m0$Build-2</meta:generator>
    <meta:print-date>2017-10-04T10:42:29.653181544</meta:print-date>
    <meta:document-statistic meta:object-count="43"/>
  </office:meta>
</office:document-meta>
</file>